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73de" officeooo:paragraph-rsid="001973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a totho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0T11:41:22.333000000</meta:creation-date>
    <dc:date>2024-10-20T11:41:44.593000000</dc:date>
    <meta:editing-duration>PT23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7.0.1.2$Windows_X86_64 LibreOffice_project/7cbcfc562f6eb6708b5ff7d7397325de9e764452</meta:generator>
  </office:meta>
</office:document-meta>
</file>